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3.069cm"/>
    </style:style>
    <style:style style:name="co3" style:family="table-column">
      <style:table-column-properties fo:break-before="auto" style:column-width="3.478cm"/>
    </style:style>
    <style:style style:name="co4" style:family="table-column">
      <style:table-column-properties fo:break-before="auto" style:column-width="1.462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6cm"/>
    </style:style>
    <style:style style:name="co8" style:family="table-column">
      <style:table-column-properties fo:break-before="auto" style:column-width="3.26cm"/>
    </style:style>
    <style:style style:name="co9" style:family="table-column">
      <style:table-column-properties fo:break-before="auto" style:column-width="3.507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2.577cm"/>
    </style:style>
    <style:style style:name="co12" style:family="table-column">
      <style:table-column-properties fo:break-before="auto" style:column-width="3.014cm"/>
    </style:style>
    <style:style style:name="co13" style:family="table-column">
      <style:table-column-properties fo:break-before="auto" style:column-width="1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6e6e6" fo:border="0.035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035cm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35cm solid #000000"/>
    </style:style>
    <style:style style:name="ce5" style:family="table-cell" style:parent-style-name="Default">
      <style:table-cell-properties fo:background-color="#e6e6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Default" style:data-style-name="N37">
      <style:table-cell-properties fo:background-color="transparent" fo:border="0.035cm solid #000000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able-cell-properties fo:background-color="#e6e6ff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0.035cm solid #000000" fo:border-right="0.035cm solid #000000" fo:border-top="0.035cm solid #000000"/>
    </style:style>
    <style:style style:name="ce14" style:family="table-cell" style:parent-style-name="Default">
      <style:table-cell-properties fo:border-bottom="none" fo:background-color="#e6e6e6" fo:border-left="0.035cm solid #000000" fo:border-right="0.035cm solid #000000" fo:border-top="0.035cm solid #000000"/>
    </style:style>
    <style:style style:name="ce15" style:family="table-cell" style:parent-style-name="Default">
      <style:table-cell-properties fo:background-color="#e6e6ff" fo:border="0.035cm solid #000000"/>
    </style:style>
    <style:style style:name="ce16" style:family="table-cell" style:parent-style-name="Default">
      <style:table-cell-properties fo:border-bottom="none" fo:background-color="#e6e6e6" fo:border-left="0.035cm solid #000000" fo:border-right="0.035cm solid #000000" fo:border-top="none"/>
    </style:style>
    <style:style style:name="ce17" style:family="table-cell" style:parent-style-name="Default">
      <style:table-cell-properties fo:border-bottom="0.035cm solid #000000" fo:background-color="#e6e6e6" fo:border-left="0.035cm solid #000000" fo:border-right="0.035cm solid #000000" fo:border-top="none"/>
    </style:style>
    <style:style style:name="ce18" style:family="table-cell" style:parent-style-name="Default" style:data-style-name="N37">
      <style:table-cell-properties fo:border-bottom="none" fo:background-color="#e6e6e6" fo:border-left="0.035cm solid #000000" fo:border-right="0.035cm solid #000000" fo:border-top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xtilien</text:p>
          </table:table-cell>
          <table:table-cell office:value-type="string">
            <text:p>Geschenkartikel</text:p>
          </table:table-cell>
          <table:table-cell office:value-type="string">
            <text:p>Durchschnittspreis</text:p>
          </table:table-cell>
          <table:table-cell office:value-type="string">
            <text:p>Klasse</text:p>
          </table:table-cell>
          <table:table-cell/>
        </table:table-row>
        <table:table-row table:style-name="ro1">
          <table:table-cell office:value-type="string">
            <text:p>wenig</text:p>
          </table:table-cell>
          <table:table-cell office:value-type="string">
            <text:p>mittel</text:p>
          </table:table-cell>
          <table:table-cell office:value-type="string">
            <text:p>hoch</text:p>
          </table:table-cell>
          <table:table-cell office:value-type="string">
            <text:p>TG</text:p>
          </table:table-cell>
          <table:table-cell/>
        </table:table-row>
        <table:table-row table:style-name="ro1">
          <table:table-cell office:value-type="string">
            <text:p>wenig</text:p>
          </table:table-cell>
          <table:table-cell office:value-type="string">
            <text:p>mittel</text:p>
          </table:table-cell>
          <table:table-cell office:value-type="string">
            <text:p>hoch</text:p>
          </table:table-cell>
          <table:table-cell office:value-type="string">
            <text:p>TG</text:p>
          </table:table-cell>
          <table:table-cell/>
        </table:table-row>
        <table:table-row table:style-name="ro1">
          <table:table-cell table:number-columns-repeated="2" office:value-type="string">
            <text:p>viel</text:p>
          </table:table-cell>
          <table:table-cell office:value-type="string">
            <text:p>hoch</text:p>
          </table:table-cell>
          <table:table-cell office:value-type="string">
            <text:p>TG</text:p>
          </table:table-cell>
          <table:table-cell/>
        </table:table-row>
        <table:table-row table:style-name="ro1">
          <table:table-cell office:value-type="string">
            <text:p>wenig</text:p>
          </table:table-cell>
          <table:table-cell office:value-type="string">
            <text:p>viel</text:p>
          </table:table-cell>
          <table:table-cell office:value-type="string">
            <text:p>hoch</text:p>
          </table:table-cell>
          <table:table-cell office:value-type="string">
            <text:p>TG</text:p>
          </table:table-cell>
          <table:table-cell/>
        </table:table-row>
        <table:table-row table:style-name="ro1">
          <table:table-cell office:value-type="string">
            <text:p>viel</text:p>
          </table:table-cell>
          <table:table-cell office:value-type="string">
            <text:p>wenig</text:p>
          </table:table-cell>
          <table:table-cell office:value-type="string">
            <text:p>hoch</text:p>
          </table:table-cell>
          <table:table-cell office:value-type="string">
            <text:p>TG</text:p>
          </table:table-cell>
          <table:table-cell/>
        </table:table-row>
        <table:table-row table:style-name="ro1">
          <table:table-cell table:number-columns-repeated="2" office:value-type="string">
            <text:p>wenig</text:p>
          </table:table-cell>
          <table:table-cell office:value-type="string">
            <text:p>hoch</text:p>
          </table:table-cell>
          <table:table-cell office:value-type="string">
            <text:p>TG</text:p>
          </table:table-cell>
          <table:table-cell/>
        </table:table-row>
        <table:table-row table:style-name="ro1">
          <table:table-cell office:value-type="string">
            <text:p>wenig</text:p>
          </table:table-cell>
          <table:table-cell office:value-type="string">
            <text:p>viel</text:p>
          </table:table-cell>
          <table:table-cell office:value-type="string">
            <text:p>mittel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 office:value-type="string">
            <text:p>wenig</text:p>
          </table:table-cell>
          <table:table-cell office:value-type="string">
            <text:p>viel</text:p>
          </table:table-cell>
          <table:table-cell office:value-type="string">
            <text:p>mittel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 office:value-type="string">
            <text:p>mittel</text:p>
          </table:table-cell>
          <table:table-cell office:value-type="string">
            <text:p>wenig</text:p>
          </table:table-cell>
          <table:table-cell office:value-type="string">
            <text:p>mittel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viel</text:p>
          </table:table-cell>
          <table:table-cell office:value-type="string">
            <text:p>wenig</text:p>
          </table:table-cell>
          <table:table-cell office:value-type="string">
            <text:p>mittel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mittel</text:p>
          </table:table-cell>
          <table:table-cell office:value-type="string">
            <text:p>viel</text:p>
          </table:table-cell>
          <table:table-cell office:value-type="string">
            <text:p>mittel</text:p>
          </table:table-cell>
          <table:table-cell office:value-type="string">
            <text:p>TG</text:p>
          </table:table-cell>
          <table:table-cell/>
        </table:table-row>
        <table:table-row table:style-name="ro1">
          <table:table-cell table:number-columns-repeated="2" office:value-type="string">
            <text:p>viel</text:p>
          </table:table-cell>
          <table:table-cell office:value-type="string">
            <text:p>mittel</text:p>
          </table:table-cell>
          <table:table-cell office:value-type="string">
            <text:p>TG</text:p>
          </table:table-cell>
          <table:table-cell/>
        </table:table-row>
        <table:table-row table:style-name="ro1">
          <table:table-cell office:value-type="string">
            <text:p>wenig</text:p>
          </table:table-cell>
          <table:table-cell office:value-type="string">
            <text:p>viel</text:p>
          </table:table-cell>
          <table:table-cell office:value-type="string">
            <text:p>niedrig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 office:value-type="string">
            <text:p>wenig</text:p>
          </table:table-cell>
          <table:table-cell office:value-type="string">
            <text:p>mittel</text:p>
          </table:table-cell>
          <table:table-cell office:value-type="string">
            <text:p>niedrig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wenig</text:p>
          </table:table-cell>
          <table:table-cell office:value-type="string">
            <text:p>mittel</text:p>
          </table:table-cell>
          <table:table-cell office:value-type="string">
            <text:p>niedrig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mittel</text:p>
          </table:table-cell>
          <table:table-cell office:value-type="string">
            <text:p>wenig</text:p>
          </table:table-cell>
          <table:table-cell office:value-type="string">
            <text:p>niedrig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mittel</text:p>
          </table:table-cell>
          <table:table-cell office:value-type="string">
            <text:p>wenig</text:p>
          </table:table-cell>
          <table:table-cell office:value-type="string">
            <text:p>niedrig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table:number-columns-repeated="2" office:value-type="string">
            <text:p>wenig</text:p>
          </table:table-cell>
          <table:table-cell office:value-type="string">
            <text:p>niedrig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viel</text:p>
          </table:table-cell>
          <table:table-cell office:value-type="string">
            <text:p>wenig</text:p>
          </table:table-cell>
          <table:table-cell office:value-type="string">
            <text:p>niedrig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viel</text:p>
          </table:table-cell>
          <table:table-cell office:value-type="string">
            <text:p>mittel</text:p>
          </table:table-cell>
          <table:table-cell office:value-type="string">
            <text:p>niedrig</text:p>
          </table:table-cell>
          <table:table-cell office:value-type="string">
            <text:p>TG</text:p>
          </table:table-cell>
          <table:table-cell/>
        </table:table-row>
      </table:table>
      <table:table table:name="N" table:style-name="ta1" table:print="false">
        <table:table-column table:style-name="co6" table:number-columns-repeated="4" table:default-cell-style-name="Default"/>
        <table:table-row table:style-name="ro1">
          <table:table-cell office:value-type="string">
            <text:p>wenig</text:p>
          </table:table-cell>
          <table:table-cell office:value-type="string">
            <text:p>mittel</text:p>
          </table:table-cell>
          <table:table-cell office:value-type="string">
            <text:p>niedrig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ittel</text:p>
          </table:table-cell>
          <table:table-cell office:value-type="string">
            <text:p>wenig</text:p>
          </table:table-cell>
          <table:table-cell office:value-type="string">
            <text:p>niedrig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wenig</text:p>
          </table:table-cell>
          <table:table-cell office:value-type="string">
            <text:p>mittel</text:p>
          </table:table-cell>
          <table:table-cell office:value-type="string">
            <text:p>niedrig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ittel</text:p>
          </table:table-cell>
          <table:table-cell office:value-type="string">
            <text:p>wenig</text:p>
          </table:table-cell>
          <table:table-cell office:value-type="string">
            <text:p>niedrig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2" office:value-type="string">
            <text:p>wenig</text:p>
          </table:table-cell>
          <table:table-cell office:value-type="string">
            <text:p>niedrig</text:p>
          </table:table-cell>
          <table:table-cell office:value-type="string">
            <text:p>N</text:p>
          </table:table-cell>
        </table:table-row>
      </table:table>
      <table:table table:name="T" table:style-name="ta1" table:print="false"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extilien</text:p>
          </table:table-cell>
          <table:table-cell table:style-name="ce1" office:value-type="string">
            <text:p>Geschenkartikel</text:p>
          </table:table-cell>
          <table:table-cell table:style-name="ce1" office:value-type="string">
            <text:p>Durchschnittspreis</text:p>
          </table:table-cell>
          <table:table-cell table:style-name="ce1" office:value-type="string">
            <text:p>Klasse</text:p>
          </table:table-cell>
          <table:table-cell table:number-columns-repeated="3"/>
        </table:table-row>
        <table:table-row table:style-name="ro1">
          <table:table-cell office:value-type="string">
            <text:p>mittel</text:p>
          </table:table-cell>
          <table:table-cell office:value-type="string">
            <text:p>wenig</text:p>
          </table:table-cell>
          <table:table-cell table:style-name="ce2" office:value-type="string">
            <text:p>mittel</text:p>
          </table:table-cell>
          <table:table-cell table:style-name="ce2" office:value-type="string">
            <text:p>T</text:p>
          </table:table-cell>
          <table:table-cell table:number-columns-repeated="3"/>
        </table:table-row>
        <table:table-row table:style-name="ro1">
          <table:table-cell office:value-type="string">
            <text:p>viel</text:p>
          </table:table-cell>
          <table:table-cell office:value-type="string">
            <text:p>wenig</text:p>
          </table:table-cell>
          <table:table-cell table:style-name="ce2" office:value-type="string">
            <text:p>niedrig</text:p>
          </table:table-cell>
          <table:table-cell table:style-name="ce2" office:value-type="string">
            <text:p>T</text:p>
          </table:table-cell>
          <table:table-cell table:number-columns-repeated="3"/>
        </table:table-row>
        <table:table-row table:style-name="ro1">
          <table:table-cell office:value-type="string">
            <text:p>viel</text:p>
          </table:table-cell>
          <table:table-cell office:value-type="string">
            <text:p>wenig</text:p>
          </table:table-cell>
          <table:table-cell table:style-name="ce2" office:value-type="string">
            <text:p>mittel</text:p>
          </table:table-cell>
          <table:table-cell table:style-name="ce2" office:value-type="string">
            <text:p>T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If _ then T</text:p>
          </table:table-cell>
          <table:table-cell table:style-name="Default" office:value-type="string">
            <text:p>p/t = 3/2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office:value-type="string">
            <text:p>Prämisse</text:p>
          </table:table-cell>
          <table:table-cell table:style-name="ce4" office:value-type="string">
            <text:p>Attribut</text:p>
          </table:table-cell>
          <table:table-cell table:style-name="ce4" office:value-type="string">
            <text:p>Wert</text:p>
          </table:table-cell>
          <table:table-cell table:style-name="ce6" office:value-type="string">
            <text:p>p</text:p>
          </table:table-cell>
          <table:table-cell table:style-name="ce6" office:value-type="string">
            <text:p>t</text:p>
          </table:table-cell>
          <table:table-cell table:style-name="ce6" office:value-type="string">
            <text:p>p/t</text:p>
          </table:table-cell>
          <table:table-cell table:style-name="ce6"/>
        </table:table-row>
        <table:table-row table:style-name="ro1">
          <table:table-cell table:style-name="ce4"/>
          <table:table-cell table:style-name="ce7" office:value-type="string">
            <text:p>Textilien</text:p>
          </table:table-cell>
          <table:table-cell table:style-name="ce4" office:value-type="string">
            <text:p>mittel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table:formula="of:=[.D9]/[.E9]" office:value-type="float" office:value="0.25">
            <text:p>0,25</text:p>
          </table:table-cell>
          <table:table-cell table:style-name="ce6"/>
        </table:table-row>
        <table:table-row table:style-name="ro1">
          <table:table-cell table:style-name="ce4"/>
          <table:table-cell table:style-name="ce4" office:value-type="string">
            <text:p>Textilien</text:p>
          </table:table-cell>
          <table:table-cell table:style-name="ce4" office:value-type="string">
            <text:p>viel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6" table:formula="of:=[.D10]/[.E10]" office:value-type="float" office:value="0.333333333333333">
            <text:p>0,333333333333333</text:p>
          </table:table-cell>
          <table:table-cell table:style-name="ce6"/>
        </table:table-row>
        <table:table-row table:style-name="ro1">
          <table:table-cell table:style-name="ce4"/>
          <table:table-cell table:style-name="ce4" office:value-type="string">
            <text:p>Geschenkartikel</text:p>
          </table:table-cell>
          <table:table-cell table:style-name="ce4" office:value-type="string">
            <text:p>wenig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11" table:formula="of:=[.D11]/[.E11]" office:value-type="float" office:value="0.375">
            <text:p>0,375</text:p>
          </table:table-cell>
          <table:table-cell table:style-name="ce11" office:value-type="string">
            <text:p>← Kandidat</text:p>
          </table:table-cell>
        </table:table-row>
        <table:table-row table:style-name="ro1">
          <table:table-cell table:style-name="ce4"/>
          <table:table-cell table:style-name="ce4" office:value-type="string">
            <text:p>Durchschnittspreis</text:p>
          </table:table-cell>
          <table:table-cell table:style-name="ce4" office:value-type="string">
            <text:p>niedrig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table:formula="of:=[.D12]/[.E12]" office:value-type="float" office:value="0.125">
            <text:p>0,125</text:p>
          </table:table-cell>
          <table:table-cell table:style-name="ce6"/>
        </table:table-row>
        <table:table-row table:style-name="ro1">
          <table:table-cell table:style-name="ce4"/>
          <table:table-cell table:style-name="ce4" office:value-type="string">
            <text:p>Durchschnittspreis</text:p>
          </table:table-cell>
          <table:table-cell table:style-name="ce4" office:value-type="string">
            <text:p>mittel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6" table:formula="of:=[.D13]/[.E13]" office:value-type="float" office:value="0.333333333333333">
            <text:p>0,333333333333333</text:p>
          </table:table-cell>
          <table:table-cell table:style-name="ce6"/>
        </table:table-row>
        <table:table-row table:style-name="ro2">
          <table:table-cell table:style-name="ce5" office:value-type="string">
            <text:p>if geschenkartikel = w </text:p>
            <text:p>&amp;&amp; _ then T</text:p>
          </table:table-cell>
          <table:table-cell table:style-name="ce8" table:number-columns-repeated="6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>
            <text:p>Textilien</text:p>
          </table:table-cell>
          <table:table-cell table:style-name="ce1" office:value-type="string">
            <text:p>Geschenkartikel</text:p>
          </table:table-cell>
          <table:table-cell table:style-name="ce1" office:value-type="string">
            <text:p>Durchschnittspreis</text:p>
          </table:table-cell>
          <table:table-cell table:style-name="ce1" office:value-type="string">
            <text:p>Klasse</text:p>
          </table:table-cell>
          <table:table-cell table:number-columns-repeated="3"/>
        </table:table-row>
        <table:table-row table:style-name="ro1">
          <table:table-cell office:value-type="string">
            <text:p>viel</text:p>
          </table:table-cell>
          <table:table-cell office:value-type="string">
            <text:p>wenig</text:p>
          </table:table-cell>
          <table:table-cell table:style-name="ce2" office:value-type="string">
            <text:p>hoch</text:p>
          </table:table-cell>
          <table:table-cell table:style-name="ce2" office:value-type="string">
            <text:p>TG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wenig</text:p>
          </table:table-cell>
          <table:table-cell table:style-name="ce2" office:value-type="string">
            <text:p>hoch</text:p>
          </table:table-cell>
          <table:table-cell table:style-name="ce2" office:value-type="string">
            <text:p>TG</text:p>
          </table:table-cell>
          <table:table-cell table:number-columns-repeated="3"/>
        </table:table-row>
        <table:table-row table:style-name="ro1">
          <table:table-cell office:value-type="string">
            <text:p>mittel</text:p>
          </table:table-cell>
          <table:table-cell office:value-type="string">
            <text:p>wenig</text:p>
          </table:table-cell>
          <table:table-cell table:style-name="ce2" office:value-type="string">
            <text:p>mittel</text:p>
          </table:table-cell>
          <table:table-cell table:style-name="ce2" office:value-type="string">
            <text:p>T</text:p>
          </table:table-cell>
          <table:table-cell table:number-columns-repeated="3"/>
        </table:table-row>
        <table:table-row table:style-name="ro1">
          <table:table-cell office:value-type="string">
            <text:p>viel</text:p>
          </table:table-cell>
          <table:table-cell office:value-type="string">
            <text:p>wenig</text:p>
          </table:table-cell>
          <table:table-cell table:style-name="ce2" office:value-type="string">
            <text:p>mittel</text:p>
          </table:table-cell>
          <table:table-cell table:style-name="ce2" office:value-type="string">
            <text:p>T</text:p>
          </table:table-cell>
          <table:table-cell table:number-columns-repeated="3"/>
        </table:table-row>
        <table:table-row table:style-name="ro1">
          <table:table-cell office:value-type="string">
            <text:p>mittel</text:p>
          </table:table-cell>
          <table:table-cell office:value-type="string">
            <text:p>wenig</text:p>
          </table:table-cell>
          <table:table-cell table:style-name="ce2" office:value-type="string">
            <text:p>niedrig</text:p>
          </table:table-cell>
          <table:table-cell table:style-name="ce2"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mittel</text:p>
          </table:table-cell>
          <table:table-cell office:value-type="string">
            <text:p>wenig</text:p>
          </table:table-cell>
          <table:table-cell table:style-name="ce2" office:value-type="string">
            <text:p>niedrig</text:p>
          </table:table-cell>
          <table:table-cell table:style-name="ce2" office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wenig</text:p>
          </table:table-cell>
          <table:table-cell table:style-name="ce2" office:value-type="string">
            <text:p>niedrig</text:p>
          </table:table-cell>
          <table:table-cell table:style-name="ce2"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viel</text:p>
          </table:table-cell>
          <table:table-cell office:value-type="string">
            <text:p>wenig</text:p>
          </table:table-cell>
          <table:table-cell table:style-name="ce2" office:value-type="string">
            <text:p>niedrig</text:p>
          </table:table-cell>
          <table:table-cell table:style-name="ce2" office:value-type="string">
            <text:p>T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9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>
            <text:p>Prämisse</text:p>
          </table:table-cell>
          <table:table-cell table:style-name="Default" office:value-type="string">
            <text:p>Attribut</text:p>
          </table:table-cell>
          <table:table-cell office:value-type="string">
            <text:p>Wert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p/t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>
            <text:p>Textilien</text:p>
          </table:table-cell>
          <table:table-cell office:value-type="string">
            <text:p>mitte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D28]/[.E28]" office:value-type="float" office:value="0.333333333333333">
            <text:p>0,333333333333333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>
            <text:p>Textilien</text:p>
          </table:table-cell>
          <table:table-cell office:value-type="string">
            <text:p>vi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D29]/[.E29]" office:value-type="float" office:value="0.666666666666667">
            <text:p>0,666666666666667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>
            <text:p>Durchschnittspreis</text:p>
          </table:table-cell>
          <table:table-cell office:value-type="string">
            <text:p>niedri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D30]/[.E30]" office:value-type="float" office:value="0.25">
            <text:p>0,25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>
            <text:p>Durchschnittspreis</text:p>
          </table:table-cell>
          <table:table-cell office:value-type="string">
            <text:p>mittel</text:p>
          </table:table-cell>
          <table:table-cell table:number-columns-repeated="2" office:value-type="float" office:value="2">
            <text:p>2</text:p>
          </table:table-cell>
          <table:table-cell table:style-name="ce3" table:formula="of:=[.D31]/[.E31]" office:value-type="float" office:value="1">
            <text:p>1</text:p>
          </table:table-cell>
          <table:table-cell table:style-name="ce3" office:value-type="string">
            <text:p>← Kandidat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2" office:value-type="string">
            <text:p>Perfect match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5" office:value-type="string">
            <text:p>if geschenkartikel = w &amp;&amp;</text:p>
            <text:p>durchschnittspreis = m</text:p>
            <text:p>Then T</text:p>
          </table:table-cell>
          <table:table-cell table:style-name="ce8" table:number-columns-repeated="6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>
            <text:p>Weiter geht’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>
            <text:p>Textilien</text:p>
          </table:table-cell>
          <table:table-cell table:style-name="ce1" office:value-type="string">
            <text:p>Geschenkartikel</text:p>
          </table:table-cell>
          <table:table-cell table:style-name="ce1" office:value-type="string">
            <text:p>Durchschnittspreis</text:p>
          </table:table-cell>
          <table:table-cell table:style-name="ce1" office:value-type="string">
            <text:p>Klasse</text:p>
          </table:table-cell>
          <table:table-cell table:number-columns-repeated="3"/>
        </table:table-row>
        <table:table-row table:style-name="ro1">
          <table:table-cell office:value-type="string">
            <text:p>viel</text:p>
          </table:table-cell>
          <table:table-cell office:value-type="string">
            <text:p>wenig</text:p>
          </table:table-cell>
          <table:table-cell table:style-name="ce2" office:value-type="string">
            <text:p>hoch</text:p>
          </table:table-cell>
          <table:table-cell table:style-name="ce2" office:value-type="string">
            <text:p>TG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wenig</text:p>
          </table:table-cell>
          <table:table-cell table:style-name="ce2" office:value-type="string">
            <text:p>hoch</text:p>
          </table:table-cell>
          <table:table-cell table:style-name="ce2" office:value-type="string">
            <text:p>TG</text:p>
          </table:table-cell>
          <table:table-cell table:number-columns-repeated="3"/>
        </table:table-row>
        <table:table-row table:style-name="ro1">
          <table:table-cell office:value-type="string">
            <text:p>mittel</text:p>
          </table:table-cell>
          <table:table-cell office:value-type="string">
            <text:p>wenig</text:p>
          </table:table-cell>
          <table:table-cell table:style-name="ce2" office:value-type="string">
            <text:p>niedrig</text:p>
          </table:table-cell>
          <table:table-cell table:style-name="ce2"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mittel</text:p>
          </table:table-cell>
          <table:table-cell office:value-type="string">
            <text:p>wenig</text:p>
          </table:table-cell>
          <table:table-cell table:style-name="ce2" office:value-type="string">
            <text:p>niedrig</text:p>
          </table:table-cell>
          <table:table-cell table:style-name="ce2" office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wenig</text:p>
          </table:table-cell>
          <table:table-cell table:style-name="ce2" office:value-type="string">
            <text:p>niedrig</text:p>
          </table:table-cell>
          <table:table-cell table:style-name="ce2"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viel</text:p>
          </table:table-cell>
          <table:table-cell office:value-type="string">
            <text:p>wenig</text:p>
          </table:table-cell>
          <table:table-cell table:style-name="ce2" office:value-type="string">
            <text:p>niedrig</text:p>
          </table:table-cell>
          <table:table-cell table:style-name="ce2" office:value-type="string">
            <text:p>T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6" office:value-type="string">
            <text:p>Prämisse</text:p>
          </table:table-cell>
          <table:table-cell table:style-name="ce6" office:value-type="string">
            <text:p>Attribut</text:p>
          </table:table-cell>
          <table:table-cell table:style-name="ce6" office:value-type="string">
            <text:p>Wert</text:p>
          </table:table-cell>
          <table:table-cell table:style-name="ce6" office:value-type="string">
            <text:p>p</text:p>
          </table:table-cell>
          <table:table-cell table:style-name="ce6" office:value-type="string">
            <text:p>t</text:p>
          </table:table-cell>
          <table:table-cell table:style-name="ce6" office:value-type="string">
            <text:p>p/t</text:p>
          </table:table-cell>
          <table:table-cell table:style-name="ce6"/>
        </table:table-row>
        <table:table-row table:style-name="ro1">
          <table:table-cell table:style-name="ce6"/>
          <table:table-cell table:style-name="ce6" office:value-type="string">
            <text:p>Textilien</text:p>
          </table:table-cell>
          <table:table-cell table:style-name="ce6" office:value-type="string">
            <text:p>viel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 table:formula="of:=[.D47]/[.E47]" office:value-type="float" office:value="0.5">
            <text:p>0,5</text:p>
          </table:table-cell>
          <table:table-cell table:style-name="ce11" office:value-type="string">
            <text:p>← Kandidat</text:p>
          </table:table-cell>
        </table:table-row>
        <table:table-row table:style-name="ro1">
          <table:table-cell table:style-name="ce6"/>
          <table:table-cell table:style-name="ce6" office:value-type="string">
            <text:p>Durchschnittspreis</text:p>
          </table:table-cell>
          <table:table-cell table:style-name="ce6" office:value-type="string">
            <text:p>niedrig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table:formula="of:=[.D48]/[.E48]" office:value-type="float" office:value="0.25">
            <text:p>0,25</text:p>
          </table:table-cell>
          <table:table-cell table:style-name="ce6"/>
        </table:table-row>
        <table:table-row table:style-name="ro1">
          <table:table-cell table:style-name="ce6" table:number-columns-repeated="7"/>
        </table:table-row>
        <table:table-row table:style-name="ro2">
          <table:table-cell table:style-name="ce6" table:number-columns-repeated="5"/>
          <table:table-cell table:style-name="ce6" office:value-type="string">
            <text:p>Keine weiteren</text:p>
            <text:p>Einträge</text:p>
          </table:table-cell>
          <table:table-cell table:style-name="ce6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5" office:value-type="string">
            <text:p>if geschenkartikel = w</text:p>
            <text:p>&amp;&amp; textilien = v</text:p>
            <text:p>Then T</text:p>
          </table:table-cell>
          <table:table-cell table:style-name="ce10" table:number-columns-repeated="6"/>
        </table:table-row>
      </table:table>
      <table:table table:name="G" table:style-name="ta1" table:print="false">
        <table:table-column table:style-name="co11" table:default-cell-style-name="ce2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Textilien</text:p>
          </table:table-cell>
          <table:table-cell table:style-name="ce1" office:value-type="string">
            <text:p>Geschenkartikel</text:p>
          </table:table-cell>
          <table:table-cell table:style-name="ce1" office:value-type="string">
            <text:p>Durchschnittspreis</text:p>
          </table:table-cell>
          <table:table-cell table:style-name="ce1" office:value-type="string">
            <text:p>Klasse</text:p>
          </table:table-cell>
        </table:table-row>
        <table:table-row table:style-name="ro1">
          <table:table-cell office:value-type="string">
            <text:p>wenig</text:p>
          </table:table-cell>
          <table:table-cell table:style-name="ce2" office:value-type="string">
            <text:p>viel</text:p>
          </table:table-cell>
          <table:table-cell table:style-name="ce2" office:value-type="string">
            <text:p>niedrig</text:p>
          </table:table-cell>
          <table:table-cell table:style-name="ce2" office:value-type="string">
            <text:p>G</text:p>
          </table:table-cell>
        </table:table-row>
        <table:table-row table:style-name="ro1">
          <table:table-cell office:value-type="string">
            <text:p>wenig</text:p>
          </table:table-cell>
          <table:table-cell table:style-name="ce2" office:value-type="string">
            <text:p>viel</text:p>
          </table:table-cell>
          <table:table-cell table:style-name="ce2" office:value-type="string">
            <text:p>mittel</text:p>
          </table:table-cell>
          <table:table-cell table:style-name="ce2" office:value-type="string">
            <text:p>G</text:p>
          </table:table-cell>
        </table:table-row>
        <table:table-row table:style-name="ro1">
          <table:table-cell office:value-type="string">
            <text:p>wenig</text:p>
          </table:table-cell>
          <table:table-cell table:style-name="ce2" office:value-type="string">
            <text:p>viel</text:p>
          </table:table-cell>
          <table:table-cell table:style-name="ce2" office:value-type="string">
            <text:p>mittel</text:p>
          </table:table-cell>
          <table:table-cell table:style-name="ce2" office:value-type="string">
            <text:p>G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" office:value-type="string">
            <text:p>If _ then G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3" office:value-type="string">
            <text:p>Prämisse</text:p>
          </table:table-cell>
          <table:table-cell table:style-name="ce13" office:value-type="string">
            <text:p>p/t</text:p>
          </table:table-cell>
          <table:table-cell table:style-name="ce13" office:value-type="string">
            <text:p>Kandidat?</text:p>
          </table:table-cell>
          <table:table-cell/>
        </table:table-row>
        <table:table-row table:style-name="ro1">
          <table:table-cell table:style-name="ce14" office:value-type="string">
            <text:p>T=w</text:p>
          </table:table-cell>
          <table:table-cell table:style-name="ce18" office:value-type="string">
            <text:p>3/3</text:p>
          </table:table-cell>
          <table:table-cell table:style-name="ce14" office:value-type="string">
            <text:p>ja</text:p>
          </table:table-cell>
          <table:table-cell/>
        </table:table-row>
        <table:table-row table:style-name="ro1">
          <table:table-cell table:style-name="ce15" office:value-type="string">
            <text:p>G=v</text:p>
          </table:table-cell>
          <table:table-cell table:style-name="ce15" office:value-type="string">
            <text:p>3/3</text:p>
          </table:table-cell>
          <table:table-cell table:style-name="ce15" office:value-type="string">
            <text:p>ja</text:p>
          </table:table-cell>
          <table:table-cell/>
        </table:table-row>
        <table:table-row table:style-name="ro1">
          <table:table-cell table:style-name="ce16" office:value-type="string">
            <text:p>D=m</text:p>
          </table:table-cell>
          <table:table-cell table:style-name="ce16" office:value-type="string">
            <text:p>2/3</text:p>
          </table:table-cell>
          <table:table-cell table:style-name="ce16"/>
          <table:table-cell/>
        </table:table-row>
        <table:table-row table:style-name="ro1">
          <table:table-cell table:style-name="ce17" office:value-type="string">
            <text:p>D=n</text:p>
          </table:table-cell>
          <table:table-cell table:style-name="ce17" office:value-type="string">
            <text:p>1/3</text:p>
          </table:table-cell>
          <table:table-cell table:style-name="ce17"/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table:style-name="ce3" office:value-type="string">
            <text:p>if T=w then G</text:p>
          </table:table-cell>
          <table:table-cell table:style-name="ce9" office:value-type="string">
            <text:p>Perfect match: </text:p>
            <text:p>T=w und G=v</text:p>
          </table:table-cell>
          <table:table-cell table:number-columns-repeated="2"/>
        </table:table-row>
      </table:table>
      <table:table table:name="TG" table:style-name="ta1" table:print="false">
        <table:table-column table:style-name="co6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row table:style-name="ro1">
          <table:table-cell table:style-name="ce1" office:value-type="string">
            <text:p>Textilien</text:p>
          </table:table-cell>
          <table:table-cell table:style-name="ce1" office:value-type="string">
            <text:p>Geschenkartikel</text:p>
          </table:table-cell>
          <table:table-cell table:style-name="ce1" office:value-type="string">
            <text:p>Durchschnittspreis</text:p>
          </table:table-cell>
          <table:table-cell table:style-name="ce1" office:value-type="string">
            <text:p>Klasse</text:p>
          </table:table-cell>
        </table:table-row>
        <table:table-row table:style-name="ro1">
          <table:table-cell office:value-type="string">
            <text:p>mittel</text:p>
          </table:table-cell>
          <table:table-cell office:value-type="string">
            <text:p>viel</text:p>
          </table:table-cell>
          <table:table-cell office:value-type="string">
            <text:p>mittel</text:p>
          </table:table-cell>
          <table:table-cell office:value-type="string">
            <text:p>TG</text:p>
          </table:table-cell>
        </table:table-row>
        <table:table-row table:style-name="ro1">
          <table:table-cell office:value-type="string">
            <text:p>viel</text:p>
          </table:table-cell>
          <table:table-cell office:value-type="string">
            <text:p>wenig</text:p>
          </table:table-cell>
          <table:table-cell office:value-type="string">
            <text:p>hoch</text:p>
          </table:table-cell>
          <table:table-cell office:value-type="string">
            <text:p>TG</text:p>
          </table:table-cell>
        </table:table-row>
        <table:table-row table:style-name="ro1">
          <table:table-cell office:value-type="string">
            <text:p>viel</text:p>
          </table:table-cell>
          <table:table-cell office:value-type="string">
            <text:p>mittel</text:p>
          </table:table-cell>
          <table:table-cell office:value-type="string">
            <text:p>niedrig</text:p>
          </table:table-cell>
          <table:table-cell office:value-type="string">
            <text:p>TG</text:p>
          </table:table-cell>
        </table:table-row>
        <table:table-row table:style-name="ro1">
          <table:table-cell table:number-columns-repeated="2" office:value-type="string">
            <text:p>viel</text:p>
          </table:table-cell>
          <table:table-cell office:value-type="string">
            <text:p>hoch</text:p>
          </table:table-cell>
          <table:table-cell office:value-type="string">
            <text:p>TG</text:p>
          </table:table-cell>
        </table:table-row>
        <table:table-row table:style-name="ro1">
          <table:table-cell table:number-columns-repeated="2" office:value-type="string">
            <text:p>viel</text:p>
          </table:table-cell>
          <table:table-cell office:value-type="string">
            <text:p>mittel</text:p>
          </table:table-cell>
          <table:table-cell office:value-type="string">
            <text:p>TG</text:p>
          </table:table-cell>
        </table:table-row>
        <table:table-row table:style-name="ro1">
          <table:table-cell office:value-type="string">
            <text:p>wenig</text:p>
          </table:table-cell>
          <table:table-cell office:value-type="string">
            <text:p>mittel</text:p>
          </table:table-cell>
          <table:table-cell office:value-type="string">
            <text:p>hoch</text:p>
          </table:table-cell>
          <table:table-cell office:value-type="string">
            <text:p>TG</text:p>
          </table:table-cell>
        </table:table-row>
        <table:table-row table:style-name="ro1">
          <table:table-cell table:number-columns-repeated="2" office:value-type="string">
            <text:p>wenig</text:p>
          </table:table-cell>
          <table:table-cell office:value-type="string">
            <text:p>hoch</text:p>
          </table:table-cell>
          <table:table-cell office:value-type="string">
            <text:p>TG</text:p>
          </table:table-cell>
        </table:table-row>
        <table:table-row table:style-name="ro1">
          <table:table-cell office:value-type="string">
            <text:p>wenig</text:p>
          </table:table-cell>
          <table:table-cell office:value-type="string">
            <text:p>mittel</text:p>
          </table:table-cell>
          <table:table-cell office:value-type="string">
            <text:p>hoch</text:p>
          </table:table-cell>
          <table:table-cell office:value-type="string">
            <text:p>TG</text:p>
          </table:table-cell>
        </table:table-row>
        <table:table-row table:style-name="ro1">
          <table:table-cell office:value-type="string">
            <text:p>wenig</text:p>
          </table:table-cell>
          <table:table-cell office:value-type="string">
            <text:p>viel</text:p>
          </table:table-cell>
          <table:table-cell office:value-type="string">
            <text:p>hoch</text:p>
          </table:table-cell>
          <table:table-cell office:value-type="string">
            <text:p>TG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" office:value-type="string">
            <text:p>If _ then TG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3" office:value-type="string">
            <text:p>Prämisse</text:p>
          </table:table-cell>
          <table:table-cell table:style-name="ce13" office:value-type="string">
            <text:p>p/t</text:p>
          </table:table-cell>
          <table:table-cell table:style-name="ce13" office:value-type="string">
            <text:p>Kandidat?</text:p>
          </table:table-cell>
          <table:table-cell table:style-name="Default"/>
        </table:table-row>
        <table:table-row table:style-name="ro1">
          <table:table-cell table:style-name="ce14" office:value-type="string">
            <text:p>T=w</text:p>
          </table:table-cell>
          <table:table-cell table:style-name="ce18" office:value-type="string">
            <text:p>3/3</text:p>
          </table:table-cell>
          <table:table-cell table:style-name="ce14" office:value-type="string">
            <text:p>ja</text:p>
          </table:table-cell>
          <table:table-cell table:style-name="Default"/>
        </table:table-row>
      </table:table>
      <table:database-ranges>
        <table:database-range table:target-range-address="T.A38:T.D44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23.11.2011</text:date>, <text:time>14:40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1-11-23T14:40:21</dc:date>
    <dc:creator>Dmitri Bachtin</dc:creator>
    <meta:editing-duration>PT00H54M39S</meta:editing-duration>
    <meta:editing-cycles>14</meta:editing-cycles>
    <meta:printed-by>Dmitri Bachtin</meta:printed-by>
    <meta:print-date>2011-11-23T14:39:01</meta:print-date>
    <meta:document-statistic meta:table-count="5" meta:cell-count="347" meta:object-count="0"/>
  </office:meta>
</office:document-meta>
</file>